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na Leibold, Greifswalder Str. 4, 57664 Vivienneberg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Vivienneberg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Legal Analyst</text:h>
      <text:p text:style-name="P12"/>
      <text:p text:style-name="Normal">Sehr geehrte Damen und Herren</text:p>
      <text:p text:style-name="Normal"/>
      <text:p text:style-name="Normal">Est sed autem eum optio corporis architecto.</text:p>
      <text:p text:style-name="Normal"/>
      <text:p text:style-name="Normal">Dolores molestias officiis est velit nam maiores aut.</text:p>
      <text:p text:style-name="Normal"/>
      <text:p text:style-name="Normal">Blanditiis quia est sunt officia occaecati incidunt.</text:p>
      <text:p text:style-name="Normal"/>
      <text:p text:style-name="Normal">Freundliche Grüße</text:p>
      <text:p text:style-name="Normal"/>
      <text:p text:style-name="Normal">Ina Leibold</text:p>
      <text:p text:style-name="P11"><text:span text:style-name="T4"><text:tab/><text:tab/></text:span><text:span text:style-name="T7">Ina Leibold</text:span></text:p>
      <text:p text:style-name="P3"><text:tab/><text:tab/></text:p>
      <text:p text:style-name="P2"><text:span text:style-name="Highlighted_20_with_20_gray_20_Char"><text:span text:style-name="T6">Vel nostrum non saepe illo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70c42005-8799-41c3-bb46-e899066d7cfc">
        <text:p text:style-name="P7">
    <text:span text:style-name="T6">
      <text:tab/>
    </text:span>
    <text:span text:style-name="White_20_Font">
      <text:span text:style-name="T5">März 2011 - August 2012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3679271273" text:style-name="LS4">
          <text:list-header>
            <text:p text:style-name="P21">Projektmanagement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53f3af1c-fce6-42ce-afe0-e98a01df1cce">
        <text:p text:style-name="P8">
    <text:span text:style-name="T6">
      <text:tab/>
    </text:span>
    <text:span text:style-name="White_20_Font">
      <text:span text:style-name="T5">September 2014 - Juni 2016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14405386077374" text:continue-numbering="true" text:style-name="LS4">
          <text:list-header>
            <text:p text:style-name="P22">Geige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ab9211fb-9a0c-4724-85d6-cc2300bb15aa">
        <text:p text:style-name="P8">
    <text:span text:style-name="T6">
      <text:tab/>
      <text:tab/>
    </text:span>
    <text:span text:style-name="Color_20_Caps_20_Expanded">
      <text:span text:style-name="T9">Sprachen</text:span>
    </text:span>
  </text:p>
        <text:list xml:id="list114405516387606" text:continue-numbering="true" text:style-name="LS4">
          <text:list-header>
            <text:p text:style-name="P22">Englisch, Französisch, Deutsch, Chinesisch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lashon.aufderhar@haley.biz</text:span><text:span text:style-name="MT2">| 18.05.1950 | </text:span><text:span text:style-name="MT3">57664 Vivienneberg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